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80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66cc99" draw:fill="solid" draw:fill-color="#cccccc" draw:auto-grow-height="true" draw:auto-grow-width="false" fo:max-height="0cm" fo:min-height="2.134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34cm" fo:min-width="3.3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draw:fill="none" fo:min-height="6.381cm"/>
    </style:style>
    <style:style style:name="gr16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draw:fill="none" fo:min-height="8.701cm"/>
    </style:style>
    <style:style style:name="gr23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draw:stroke="none" draw:fill="none" fo:min-height="9.281cm"/>
    </style:style>
    <style:style style:name="gr28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>
      <style:graphic-properties draw:stroke="none" draw:fill="none" fo:min-height="8.12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35" style:family="graphic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36" style:family="graphic">
      <style:graphic-properties draw:textarea-horizontal-align="justify" draw:textarea-vertical-align="middle" draw:auto-grow-height="false" fo:min-height="0cm" fo:min-width="0cm"/>
    </style:style>
    <style:style style:name="gr37" style:family="graphic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text-autospace="non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a; </text:span></text:p>
            <text:p text:style-name="P1"><text:span text:style-name="T2"><text:s text:c="8"/></text:span><text:span text:style-name="T1">int</text:span><text:span text:style-name="T2"> b;</text:span></text:p>
            <text:p text:style-name="P1"><text:span text:style-name="T2"><text:s text:c="8"/></text:span><text:span text:style-name="T2">a = 4;</text:span></text:p>
            <text:p text:style-name="P1"><text:span text:style-name="T4"><text:s text:c="8"/></text:span><text:span text:style-name="T4">b = a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10" draw:id="id10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a: 0 </text:span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11" draw:id="id11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3" draw:id="id13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5" draw:id="id15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14" draw:id="id14" draw:layer="layout" svg:width="0.6cm" svg:height="0.6cm" svg:x="12.4cm" svg:y="2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6" xml:id="id16" draw:id="id16" draw:layer="layout" svg:width="0.6cm" svg:height="0.6cm" svg:x="12.431cm" svg:y="3.32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7" draw:id="id17" draw:layer="layout" svg:width="0.4cm" svg:height="0.4cm" draw:transform="rotate (-1.5707963267949) translate (1.632cm 5.5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a = 4;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b = 4;</text:span></text:p>
            <text:p text:style-name="P1"><text:span text:style-name="T2"><text:s text:c="8"/></text:span><text:span text:style-name="T2">a = 5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18" draw:id="id18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23" draw:id="id23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9" draw:id="id19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20" draw:id="id20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4 </text:span><text:span text:style-name="T7"><text:s/>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xml:id="id24" draw:id="id24" draw:layer="layout" svg:width="0.6cm" svg:height="0.6cm" svg:x="12.431cm" svg:y="2.6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6" draw:id="id26" draw:layer="layout" svg:width="0.6cm" svg:height="0.6cm" svg:x="24cm" svg:y="9cm">
          <text:p text:style-name="P5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1" draw:id="id21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5" draw:id="id2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7" draw:id="id27" draw:layer="layout" svg:width="0.4cm" svg:height="0.4cm" draw:transform="rotate (-1.5707963267949) translate (1.6cm 4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;</text:span></text:p>
            <text:p text:style-name="P1"><text:span text:style-name="T2"><text:s text:c="8"/></text:span><text:span text:style-name="T1">int</text:span><text:span text:style-name="T2"> n = </text:span><text:span text:style-name="T1">int</text:span><text:span text:style-name="T2">.Parse(</text:span></text:p>
            <text:p text:style-name="P1"><text:span text:style-name="T2"><text:tab/></text:span><text:span text:style-name="T2"><text:tab/></text:span><text:span text:style-name="T2"> <text:s text:c="2"/></text:span><text:span text:style-name="T3">Console</text:span><text:span text:style-name="T2">.ReadLine());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n];</text:span></text:p>
            <text:p text:style-name="P1"><text:span text:style-name="T2"><text:s text:c="8"/></text:span><text:span text:style-name="T2">a[0] = 1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9" draw:id="id29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n: 0</text:span></text:p>
              <text:p><text:span text:style-name="T6">a: </text:span><text:span text:style-name="T7"><text:s/></text:span></text:p>
            </draw:text-box>
          </draw:frame>
        </draw:g>
        <draw:custom-shape draw:style-name="gr6" draw:text-style-name="P3" xml:id="id30" draw:id="id30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8" draw:id="id28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2" draw:id="id32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4" draw:id="id34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6" draw:text-style-name="P3" draw:layer="layout" svg:width="2.6cm" svg:height="5.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3.4cm" svg:y="8.4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1" draw:id="id1" draw:layer="layout" svg:width="0.4cm" svg:height="0.533cm" svg:x="12.608cm" svg:y="3.4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33" draw:id="id33" draw:layer="layout" svg:x1="13.008cm" svg:y1="3.685cm" svg:x2="14.7cm" svg:y2="8.4cm" draw:start-shape="id1" draw:start-glue-point="1" draw:end-shape="id2" draw:end-glue-point="0" svg:d="M13008 3685h1692v4715" svg:viewBox="0 0 1693 4716">
          <text:p/>
        </draw:connector>
        <draw:custom-shape draw:style-name="gr20" draw:text-style-name="P6" xml:id="id31" draw:id="id31" draw:layer="layout" svg:width="0.6cm" svg:height="0.6cm" svg:x="12.431cm" svg:y="2.6cm">
          <text:p text:style-name="P5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5" draw:id="id35" draw:layer="layout" svg:width="0.6cm" svg:height="0.6cm" svg:x="14.2cm" svg:y="10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6" draw:id="id36" draw:layer="layout" svg:width="0.4cm" svg:height="0.4cm" draw:transform="rotate (-1.5707963267949) translate (1.5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0">
        <office:forms form:automatic-focus="false" form:apply-design-mode="false"/>
        <draw:frame draw:style-name="gr22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n;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n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37" draw:id="id37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2" draw:id="id42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4" draw:id="id44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6" draw:id="id46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1" draw:id="id41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38" draw:id="id38">
          <draw:custom-shape draw:style-name="gr23" draw:text-style-name="P6" draw:layer="layout" svg:width="3cm" svg:height="5.2cm" svg:x="11.6cm" svg:y="1cm">
            <text:p text:style-name="P5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n: 0</text:span></text:p>
            </draw:text-box>
          </draw:frame>
        </draw:g>
        <draw:g xml:id="id43" draw:id="id43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>n: 1</text:span></text:p>
            </draw:text-box>
          </draw:frame>
        </draw:g>
        <draw:custom-shape draw:style-name="gr25" draw:text-style-name="P6" xml:id="id45" draw:id="id45" draw:layer="layout" svg:width="0.6cm" svg:height="0.6cm" svg:x="15.4cm" svg:y="2.6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7" draw:id="id47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9" draw:id="id39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6" xml:id="id40" draw:id="id40" draw:layer="layout" svg:width="0.6cm" svg:height="0.6cm" svg:x="12.4cm" svg:y="2.6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0">
        <office:forms form:automatic-focus="false" form:apply-design-mode="false"/>
        <draw:frame draw:style-name="gr27" draw:text-style-name="P2" draw:layer="layout" svg:width="9.6cm" svg:height="9.5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n;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49" draw:id="id49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4" draw:id="id54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6" draw:id="id56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8" draw:id="id58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3" draw:id="id53" draw:layer="layout" svg:width="0.4cm" svg:height="0.4cm" draw:transform="rotate (-1.5707963267949) translate (1.6cm 7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0" draw:id="id50">
          <draw:custom-shape draw:style-name="gr28" draw:text-style-name="P6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/></text:p>
            </draw:text-box>
          </draw:frame>
        </draw:g>
        <draw:g xml:id="id55" draw:id="id55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59" draw:id="id59" draw:layer="layout" svg:width="0.4cm" svg:height="0.4cm" draw:transform="rotate (-1.5707963267949) translate (1.6cm 8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1" draw:id="id51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48" draw:id="id48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0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6" xml:id="id52" draw:id="id52" draw:layer="layout" svg:width="0.6cm" svg:height="0.6cm" svg:x="24cm" svg:y="9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xml:id="id57" draw:id="id57" draw:layer="layout" svg:width="0.6cm" svg:height="0.6cm" svg:x="24cm" svg:y="9cm">
          <text:p text:style-name="P5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0">
        <office:forms form:automatic-focus="false" form:apply-design-mode="false"/>
        <draw:frame draw:style-name="gr31" draw:text-style-name="P2" draw:layer="layout" svg:width="9.6cm" svg:height="8.37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[0]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Update(a);</text:span></text:p>
            <text:p text:style-name="P1"><text:span text:style-name="T2"><text:s text:c="8"/></text:span><text:span text:style-name="T3">Console</text:span><text:span text:style-name="T2">.WriteLine(a[0]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60" draw:id="id60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5" draw:id="id65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8" draw:id="id68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0" draw:id="id70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2" draw:id="id62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1" draw:id="id61">
          <draw:custom-shape draw:style-name="gr24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66" draw:id="id66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64" draw:id="id64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1" draw:id="id71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3" draw:id="id3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63" draw:id="id63" draw:layer="layout" svg:x1="13cm" svg:y1="2.933cm" svg:x2="14.6cm" svg:y2="11.4cm" draw:start-shape="id3" draw:start-glue-point="1" draw:end-shape="id4" draw:end-glue-point="3" svg:d="M13000 2933h776v8467h824" svg:viewBox="0 0 1601 8468">
          <text:p/>
        </draw:connector>
        <draw:custom-shape draw:style-name="gr18" draw:text-style-name="P3" xml:id="id5" draw:id="id5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67" draw:id="id67" draw:layer="layout" draw:line-skew="1.45cm" svg:x1="16cm" svg:y1="2.933cm" svg:x2="17.2cm" svg:y2="11.4cm" draw:start-shape="id5" draw:start-glue-point="1" draw:end-shape="id4" draw:end-glue-point="1" svg:d="M16000 2933h3200v8467h-2000" svg:viewBox="0 0 3201 8468">
          <text:p/>
        </draw:connector>
        <draw:custom-shape draw:style-name="gr33" draw:text-style-name="P6" xml:id="id69" draw:id="id69" draw:layer="layout" svg:width="0.6cm" svg:height="0.6cm" svg:x="15.339cm" svg:y="10.423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0">
        <office:forms form:automatic-focus="false" form:apply-design-mode="false"/>
        <draw:g xml:id="id9" draw:id="id9">
          <draw:custom-shape draw:style-name="gr16" draw:text-style-name="P3" draw:layer="layout" svg:width="2.6cm" svg:height="5.2cm" svg:x="21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21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frame draw:style-name="gr31" draw:text-style-name="P2" draw:layer="layout" svg:width="9.6cm" svg:height="8.951cm" svg:x="0.4cm" svg:y="0.6cm">
          <draw:text-box>
            <text:p text:style-name="P9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9"><text:span text:style-name="T2">{</text:span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9"><text:span text:style-name="T2"><text:s text:c="4"/></text:span><text:span text:style-name="T2">{</text:span></text:p>
            <text:p text:style-name="P9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3];</text:span></text:p>
            <text:p text:style-name="P9"><text:span text:style-name="T2"><text:s text:c="8"/></text:span><text:span text:style-name="T2">a[0]++;</text:span></text:p>
            <text:p text:style-name="P9"><text:span text:style-name="T2"><text:s text:c="4"/></text:span><text:span text:style-name="T2">}</text:span></text:p>
            <text:p text:style-name="P9"><text:span text:style-name="T2"/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9"><text:span text:style-name="T2"><text:s text:c="4"/></text:span><text:span text:style-name="T2">{</text:span></text:p>
            <text:p text:style-name="P9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9"><text:span text:style-name="T2"><text:s text:c="8"/></text:span><text:span text:style-name="T2">Update(a);</text:span></text:p>
            <text:p text:style-name="P9"><text:span text:style-name="T2"><text:s text:c="8"/></text:span><text:span text:style-name="T3">Console</text:span><text:span text:style-name="T2">.WriteLine(a[0]);</text:span></text:p>
            <text:p text:style-name="P9"><text:span text:style-name="T2"><text:s text:c="4"/></text:span><text:span text:style-name="T2">}</text:span></text:p>
            <text:p text:style-name="P9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4" draw:text-style-name="P3" xml:id="id72" draw:id="id72" draw:layer="Разметка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3" xml:id="id77" draw:id="id77" draw:layer="Разметка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3" xml:id="id82" draw:id="id82" draw:layer="Разметка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3" xml:id="id84" draw:id="id84" draw:layer="Разметка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3" xml:id="id74" draw:id="id74" draw:layer="Разметка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73" draw:id="id73">
          <draw:custom-shape draw:style-name="gr24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78" draw:id="id78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34" draw:text-style-name="P3" xml:id="id76" draw:id="id76" draw:layer="Разметка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3" draw:layer="Разметка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85" draw:id="id85" draw:layer="Разметка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7" draw:id="id7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36" draw:text-style-name="P3" xml:id="id6" draw:id="id6" draw:layer="Разметка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5" draw:id="id75" draw:layer="layout" svg:x1="13cm" svg:y1="2.933cm" svg:x2="14.6cm" svg:y2="11.4cm" draw:start-shape="id6" draw:start-glue-point="1" draw:end-shape="id7" draw:end-glue-point="3" svg:d="M13000 2933h776v8467h824" svg:viewBox="0 0 1601 8468">
          <text:p/>
        </draw:connector>
        <draw:custom-shape draw:style-name="gr36" draw:text-style-name="P3" xml:id="id8" draw:id="id8" draw:layer="Разметка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9" draw:id="id79" draw:layer="layout" draw:line-skew="1.45cm" svg:x1="16cm" svg:y1="2.933cm" svg:x2="17.2cm" svg:y2="11.4cm" draw:start-shape="id8" draw:start-glue-point="1" draw:end-shape="id7" draw:end-glue-point="1" svg:d="M16000 2933h3200v8467h-2000" svg:viewBox="0 0 3201 8468">
          <text:p/>
        </draw:connector>
        <draw:custom-shape draw:style-name="gr37" draw:text-style-name="P6" xml:id="id83" draw:id="id83" draw:layer="Разметка" svg:width="0.6cm" svg:height="0.6cm" svg:x="21.8cm" svg:y="10.4cm">
          <text:p text:style-name="P10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xml:id="id81" draw:id="id81" draw:layer="layout" draw:line-skew="0.975cm" svg:x1="16cm" svg:y1="2.933cm" svg:x2="21cm" svg:y2="11.4cm" draw:end-shape="id9" draw:end-glue-point="3" svg:d="M16000 2933h3200v8467h1800" svg:viewBox="0 0 5001 8468">
          <text:p/>
        </draw:connector>
        <draw:custom-shape draw:style-name="gr6" draw:text-style-name="P3" xml:id="id80" draw:id="id8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3T21:23:07.873000000</dc:date>
    <meta:editing-duration>PT8H5M20S</meta:editing-duration>
    <meta:editing-cycles>47</meta:editing-cycles>
    <meta:generator>LibreOffice/4.3.0.4$Windows_x86 LibreOffice_project/62ad5818884a2fc2e5780dd45466868d41009ec0</meta:generator>
    <meta:document-statistic meta:object-count="195"/>
  </office:meta>
</office:document-meta>
</file>